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StoreEvent.getConten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Event.ContentStor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Event.ContentStoreEvent( Content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